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100000000000031A000004637D36C3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OpenSymbol" svg:font-family="OpenSymbol"/>
    <style:font-face style:font-family-generic="modern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able" style:name="Таблица19">
      <style:table-properties style:width="18.002cm" style:writing-mode="lr-tb" table:align="left"/>
    </style:style>
    <style:style style:family="table-column" style:name="Таблица19.A">
      <style:table-column-properties style:column-width="8.251cm"/>
    </style:style>
    <style:style style:family="table-column" style:name="Таблица19.B">
      <style:table-column-properties style:column-width="1.501cm"/>
    </style:style>
    <style:style style:family="table-column" style:name="Таблица19.C">
      <style:table-column-properties style:column-width="6.001cm"/>
    </style:style>
    <style:style style:family="table-column" style:name="Таблица19.D">
      <style:table-column-properties style:column-width="2.249cm"/>
    </style:style>
    <style:style style:family="table-row" style:name="Таблица19.1">
      <style:table-row-properties style:keep-together="true"/>
    </style:style>
    <style:style style:family="table-cell" style:name="Таблица19.A1">
      <style:table-cell-properties fo:border="none" fo:padding-bottom="0cm" fo:padding-left="0.191cm" fo:padding-right="0.191cm" fo:padding-top="0cm" style:vertical-align="top" style:writing-mode="lr-tb"/>
    </style:style>
    <style:style style:family="table-row" style:name="Таблица19.3">
      <style:table-row-properties style:keep-together="true" style:min-row-height="0.141cm"/>
    </style:style>
    <style:style style:family="table-row" style:name="Таблица19.10">
      <style:table-row-properties style:keep-together="false"/>
    </style:style>
    <style:style style:family="table" style:name="Таблица1">
      <style:table-properties fo:margin-left="-0.191cm" style:width="7.246cm" style:writing-mode="lr-tb" table:align="left"/>
    </style:style>
    <style:style style:family="table-column" style:name="Таблица1.A">
      <style:table-column-properties style:column-width="7.246cm"/>
    </style:style>
    <style:style style:family="table-row" style:name="Таблица1.1">
      <style:table-row-properties style:keep-together="true"/>
    </style:style>
    <style:style style:family="table-cell" style:name="Таблица1.A1">
      <style:table-cell-properties fo:border="none" fo:padding-bottom="0cm" fo:padding-left="0.191cm" fo:padding-right="0.191cm" fo:padding-top="0cm" style:vertical-align="top" style:writing-mode="lr-tb"/>
    </style:style>
    <style:style style:family="table" style:name="Таблица2">
      <style:table-properties style:width="1.304cm" style:writing-mode="lr-tb" table:align="left"/>
    </style:style>
    <style:style style:family="table-column" style:name="Таблица2.A">
      <style:table-column-properties style:column-width="0.501cm"/>
    </style:style>
    <style:style style:family="table-column" style:name="Таблица2.B">
      <style:table-column-properties style:column-width="0.803cm"/>
    </style:style>
    <style:style style:family="table-row" style:name="Таблица2.1">
      <style:table-row-properties style:keep-together="true"/>
    </style:style>
    <style:style style:family="table-cell" style:name="Таблица2.A1">
      <style:table-cell-properties fo:border-bottom="0.018cm solid #000000" fo:border-left="0.035cm solid #000000" fo:border-right="none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B1">
      <style:table-cell-properties fo:border-bottom="0.018cm solid #000000" fo:border-left="0.018cm solid #000000" fo:border-right="0.035cm solid #000000" fo:border-top="0.035cm solid #000000" fo:padding-bottom="0cm" fo:padding-left="0.123cm" fo:padding-right="0.123cm" fo:padding-top="0cm" style:vertical-align="top" style:writing-mode="lr-tb"/>
    </style:style>
    <style:style style:family="table-cell" style:name="Таблица2.A2">
      <style:table-cell-properties fo:border-bottom="0.018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2">
      <style:table-cell-properties fo:border-bottom="0.018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A5">
      <style:table-cell-properties fo:border-bottom="0.035cm solid #000000" fo:border-left="0.035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2.B5">
      <style:table-cell-properties fo:border-bottom="0.035cm solid #000000" fo:border-left="0.018cm solid #000000" fo:border-right="0.035cm solid #000000" fo:border-top="0.018cm solid #000000" fo:padding-bottom="0cm" fo:padding-left="0.123cm" fo:padding-right="0.123cm" fo:padding-top="0cm" style:vertical-align="top" style:writing-mode="lr-tb"/>
    </style:style>
    <style:style style:family="table" style:name="Таблица3">
      <style:table-properties fo:margin-left="-0.191cm" style:width="17.501cm" style:writing-mode="lr-tb" table:align="left"/>
    </style:style>
    <style:style style:family="table-column" style:name="Таблица3.A">
      <style:table-column-properties style:column-width="16.771cm"/>
    </style:style>
    <style:style style:family="table-column" style:name="Таблица3.B">
      <style:table-column-properties style:column-width="0.73cm"/>
    </style:style>
    <style:style style:family="table-row" style:name="Таблица3.1">
      <style:table-row-properties style:keep-together="true"/>
    </style:style>
    <style:style style:family="table-cell" style:name="Таблица3.A1">
      <style:table-cell-properties fo:border="none" fo:padding-bottom="0cm" fo:padding-left="0.191cm" fo:padding-right="0.191cm" fo:padding-top="0cm" style:vertical-align="top" style:writing-mode="lr-tb"/>
    </style:style>
    <style:style style:family="table-cell" style:name="Таблица3.B2">
      <style:table-cell-properties fo:border="none" fo:padding="0cm"/>
    </style:style>
    <style:style style:family="table" style:name="Переменные">
      <style:table-properties style:width="17.251cm" style:writing-mode="lr-tb" table:align="margins"/>
    </style:style>
    <style:style style:family="table-column" style:name="Переменные.A">
      <style:table-column-properties style:column-width="4.313cm" style:rel-column-width="16383*"/>
    </style:style>
    <style:style style:family="table-column" style:name="Переменные.D">
      <style:table-column-properties style:column-width="4.313cm" style:rel-column-width="16386*"/>
    </style:style>
    <style:style style:family="table-cell" style:name="Переменные.A1">
      <style:table-cell-properties fo:border-bottom="0.002cm solid #000000" fo:border-left="0.002cm solid #000000" fo:border-right="none" fo:border-top="0.002cm solid #000000" fo:padding="0.097cm"/>
    </style:style>
    <style:style style:family="table-cell" style:name="Переменные.D1">
      <style:table-cell-properties fo:border="0.002cm solid #000000" fo:padding="0.097cm"/>
    </style:style>
    <style:style style:family="table-cell" style:name="Переменные.A2">
      <style:table-cell-properties fo:border-bottom="0.002cm solid #000000" fo:border-left="0.002cm solid #000000" fo:border-right="none" fo:border-top="none" fo:padding="0.097cm"/>
    </style:style>
    <style:style style:family="table-cell" style:name="Переменные.D2">
      <style:table-cell-properties fo:border-bottom="0.002cm solid #000000" fo:border-left="0.002cm solid #000000" fo:border-right="0.002cm solid #000000" fo:border-top="none" fo:padding="0.097cm"/>
    </style:style>
    <style:style style:family="table" style:name="Таблица16">
      <style:table-properties style:width="17.53cm" style:writing-mode="lr-tb" table:align="center"/>
    </style:style>
    <style:style style:family="table-column" style:name="Таблица16.A">
      <style:table-column-properties style:column-width="0.998cm"/>
    </style:style>
    <style:style style:family="table-column" style:name="Таблица16.B">
      <style:table-column-properties style:column-width="1.503cm"/>
    </style:style>
    <style:style style:family="table-column" style:name="Таблица16.C">
      <style:table-column-properties style:column-width="1.499cm"/>
    </style:style>
    <style:style style:family="table-column" style:name="Таблица16.D">
      <style:table-column-properties style:column-width="1.501cm"/>
    </style:style>
    <style:style style:family="table-column" style:name="Таблица16.E">
      <style:table-column-properties style:column-width="1.75cm"/>
    </style:style>
    <style:style style:family="table-column" style:name="Таблица16.G">
      <style:table-column-properties style:column-width="2.748cm"/>
    </style:style>
    <style:style style:family="table-column" style:name="Таблица16.H">
      <style:table-column-properties style:column-width="2.503cm"/>
    </style:style>
    <style:style style:family="table-column" style:name="Таблица16.J">
      <style:table-column-properties style:column-width="1.528cm"/>
    </style:style>
    <style:style style:family="table-row" style:name="Таблица16.1">
      <style:table-row-properties style:keep-together="true"/>
    </style:style>
    <style:style style:family="table-cell" style:name="Таблица16.A1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A2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cell" style:name="Таблица16.B3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top" style:writing-mode="lr-tb"/>
    </style:style>
    <style:style style:family="table-row" style:name="Таблица16.4">
      <style:table-row-properties style:keep-together="true" style:min-row-height="0.801cm"/>
    </style:style>
    <style:style style:family="table-cell" style:name="Таблица16.J4">
      <style:table-cell-properties fo:border="0.018cm solid #000000" fo:padding-bottom="0cm" fo:padding-left="0.123cm" fo:padding-right="0.123cm" fo:padding-top="0cm" style:vertical-align="top" style:writing-mode="lr-tb"/>
    </style:style>
    <style:style style:family="table-cell" style:name="Таблица16.A27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Таблица16.J27">
      <style:table-cell-properties fo:border="0.018cm solid #000000" fo:padding-bottom="0cm" fo:padding-left="0.123cm" fo:padding-right="0.123cm" fo:padding-top="0cm" style:vertical-align="middle" style:writing-mode="lr-tb"/>
    </style:style>
    <style:style style:family="paragraph" style:name="P1" style:parent-style-name="Header">
      <style:paragraph-properties fo:text-align="center" style:justify-single-word="false"/>
      <style:text-properties fo:font-size="14pt" style:font-size-asian="14pt"/>
    </style:style>
    <style:style style:family="paragraph" style:name="P2" style:parent-style-name="Header">
      <style:paragraph-properties fo:text-align="center" style:justify-single-word="false"/>
    </style:style>
    <style:style style:family="paragraph" style:name="P3" style:parent-style-name="Header">
      <style:text-properties fo:country="US" fo:language="en"/>
    </style:style>
    <style:style style:family="paragraph" style:name="P4" style:parent-style-name="Header">
      <style:paragraph-properties fo:line-height="150%">
        <style:tab-stops/>
      </style:paragraph-properties>
      <style:text-properties fo:country="US" fo:language="en"/>
    </style:style>
    <style:style style:family="paragraph" style:name="P5" style:parent-style-name="Footer">
      <style:paragraph-properties fo:break-before="page"/>
    </style:style>
    <style:style style:family="paragraph" style:name="P6" style:parent-style-name="Standard">
      <style:paragraph-properties fo:break-before="page" fo:text-align="center" style:justify-single-word="false"/>
      <style:text-properties fo:font-size="14pt" style:font-size-asian="14pt"/>
    </style:style>
    <style:style style:family="paragraph" style:name="P7" style:parent-style-name="Основной_20_текст_20_с_20_отступом_20_2">
      <style:paragraph-properties fo:text-align="start" style:justify-single-word="false"/>
    </style:style>
    <style:style style:family="paragraph" style:name="P8" style:parent-style-name="Основной_20_текст_20_с_20_отступом_20_2">
      <style:paragraph-properties fo:break-before="page" fo:margin-left="0cm" fo:margin-right="0cm" fo:text-indent="0cm" style:auto-text-indent="false"/>
    </style:style>
    <style:style style:family="paragraph" style:name="P9" style:parent-style-name="Standard">
      <style:text-properties fo:country="US" fo:language="en"/>
    </style:style>
    <style:style style:family="paragraph" style:name="P10" style:parent-style-name="Standard">
      <style:paragraph-properties fo:line-height="150%"/>
    </style:style>
    <style:style style:family="paragraph" style:name="P11" style:parent-style-name="Standard">
      <style:paragraph-properties fo:line-height="150%" fo:text-align="center" style:justify-single-word="false"/>
    </style:style>
    <style:style style:family="paragraph" style:name="P12" style:parent-style-name="Standard">
      <style:text-properties fo:font-size="14pt" style:font-size-asian="14pt"/>
    </style:style>
    <style:style style:family="paragraph" style:name="P13" style:parent-style-name="Standard">
      <style:paragraph-properties fo:line-height="150%"/>
      <style:text-properties fo:font-size="14pt" style:font-size-asian="14pt"/>
    </style:style>
    <style:style style:family="paragraph" style:name="P14" style:parent-style-name="Standard">
      <style:paragraph-properties fo:line-height="150%" style:snap-to-layout-grid="false"/>
      <style:text-properties fo:font-size="14pt" style:font-size-asian="14pt"/>
    </style:style>
    <style:style style:family="paragraph" style:name="P15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name="P16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17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family="paragraph" style:name="P18" style:parent-style-name="Standard">
      <style:paragraph-properties style:snap-to-layout-grid="false"/>
      <style:text-properties fo:font-size="14pt" style:font-size-asian="14pt"/>
    </style:style>
    <style:style style:family="paragraph" style:name="P19" style:parent-style-name="Standard">
      <style:paragraph-properties fo:text-align="justify" style:justify-single-word="false"/>
      <style:text-properties fo:font-size="14pt" style:font-size-asian="14pt"/>
    </style:style>
    <style:style style:family="paragraph" style:name="P20" style:parent-style-name="Standard">
      <style:paragraph-properties fo:text-align="center" style:justify-single-word="false"/>
      <style:text-properties fo:country="US" fo:font-size="14pt" fo:language="en" style:font-size-asian="14pt"/>
    </style:style>
    <style:style style:family="paragraph" style:name="P21" style:parent-style-name="Standard">
      <style:paragraph-properties fo:text-align="center" style:justify-single-word="false" style:snap-to-layout-grid="false"/>
      <style:text-properties fo:country="US" fo:font-size="14pt" fo:language="en" style:font-size-asian="14pt"/>
    </style:style>
    <style:style style:family="paragraph" style:name="P22" style:parent-style-name="Standard">
      <style:paragraph-properties fo:text-align="center" style:justify-single-word="false">
        <style:tab-stops/>
      </style:paragraph-properties>
      <style:text-properties fo:country="US" fo:font-size="14pt" fo:language="en" style:font-size-asian="14pt"/>
    </style:style>
    <style:style style:family="paragraph" style:name="P23" style:parent-style-name="Standard">
      <style:paragraph-properties style:snap-to-layout-grid="false"/>
      <style:text-properties fo:country="US" fo:font-size="14pt" fo:language="en" style:font-size-asian="14pt"/>
    </style:style>
    <style:style style:family="paragraph" style:name="P24" style:parent-style-name="Standard">
      <style:paragraph-properties fo:text-align="center" style:justify-single-word="false"/>
    </style:style>
    <style:style style:family="paragraph" style:name="P25" style:parent-style-name="Standard">
      <style:paragraph-properties fo:text-align="center" style:justify-single-word="false" style:snap-to-layout-grid="false"/>
    </style:style>
    <style:style style:family="paragraph" style:name="P26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family="paragraph" style:name="P27" style:parent-style-name="Standard">
      <style:paragraph-properties fo:text-align="center" style:justify-single-word="false"/>
      <style:text-properties fo:font-size="11pt" style:font-size-asian="11pt"/>
    </style:style>
    <style:style style:family="paragraph" style:name="P28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family="paragraph" style:name="P29" style:parent-style-name="Standard">
      <style:paragraph-properties fo:text-align="end" style:justify-single-word="false"/>
    </style:style>
    <style:style style:family="paragraph" style:name="P30" style:parent-style-name="Standard">
      <style:paragraph-properties fo:margin-bottom="0cm" fo:margin-top="0.282cm"/>
    </style:style>
    <style:style style:family="paragraph" style:name="P31" style:parent-style-name="Standard">
      <style:paragraph-properties fo:margin-bottom="0cm" fo:margin-top="0.282cm" style:snap-to-layout-grid="false"/>
    </style:style>
    <style:style style:family="paragraph" style:name="P32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family="paragraph" style:name="P33" style:parent-style-name="Standard">
      <style:paragraph-properties fo:margin-left="0cm" fo:margin-right="0cm" fo:text-align="center" fo:text-indent="1.251cm" style:auto-text-indent="false" style:justify-single-word="false"/>
      <style:text-properties fo:font-size="14pt" style:font-size-asian="14pt"/>
    </style:style>
    <style:style style:family="paragraph" style:name="P34" style:parent-style-name="Standard">
      <style:paragraph-properties fo:margin-left="0cm" fo:margin-right="0cm" fo:text-align="justify" fo:text-indent="1.251cm" style:auto-text-indent="false" style:justify-single-word="false"/>
      <style:text-properties fo:font-size="14pt" style:font-size-asian="14pt"/>
    </style:style>
    <style:style style:family="paragraph" style:name="P35" style:parent-style-name="Standard">
      <style:paragraph-properties fo:margin-left="0cm" fo:margin-right="0cm" fo:text-align="justify" fo:text-indent="1.251cm" style:auto-text-indent="false" style:justify-single-word="false"/>
    </style:style>
    <style:style style:family="paragraph" style:name="P36" style:parent-style-name="Text_20_body_20_indent">
      <style:paragraph-properties fo:line-height="100%" fo:margin-left="0cm" fo:margin-right="0cm" fo:text-indent="1.251cm" style:auto-text-indent="false"/>
      <style:text-properties style:font-name="Times New Roman"/>
    </style:style>
    <style:style style:family="paragraph" style:name="P37" style:parent-style-name="Standard">
      <style:paragraph-properties fo:margin-left="0cm" fo:margin-right="0cm" fo:text-indent="1cm" style:auto-text-indent="false"/>
    </style:style>
    <style:style style:family="paragraph" style:name="P38" style:parent-style-name="Standard">
      <style:paragraph-properties fo:margin-left="0cm" fo:margin-right="0cm" fo:text-align="justify" fo:text-indent="1cm" style:auto-text-indent="false" style:justify-single-word="false"/>
    </style:style>
    <style:style style:family="paragraph" style:name="P39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family="paragraph" style:name="P40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/>
    </style:style>
    <style:style style:family="paragraph" style:name="P41" style:parent-style-name="Standard">
      <style:paragraph-properties fo:margin-left="0cm" fo:margin-right="0cm" fo:text-align="center" fo:text-indent="1cm" style:auto-text-indent="false" style:justify-single-word="false"/>
      <style:text-properties fo:font-size="14pt" style:font-size-asian="14pt"/>
    </style:style>
    <style:style style:family="paragraph" style:name="P42" style:parent-style-name="Standard">
      <style:paragraph-properties fo:margin-left="0cm" fo:margin-right="0cm" fo:text-align="center" fo:text-indent="1cm" style:auto-text-indent="false" style:justify-single-word="false"/>
    </style:style>
    <style:style style:family="paragraph" style:name="P43" style:parent-style-name="Standard">
      <style:paragraph-properties fo:break-before="page" fo:margin-left="0cm" fo:margin-right="0cm" fo:text-align="center" fo:text-indent="1cm" style:auto-text-indent="false" style:justify-single-word="false"/>
      <style:text-properties fo:font-size="14pt" style:font-size-asian="14pt"/>
    </style:style>
    <style:style style:family="paragraph" style:name="P44" style:parent-style-name="Standard">
      <style:paragraph-properties fo:margin-left="0cm" fo:margin-right="0cm" fo:text-align="center" fo:text-indent="0.25cm" style:auto-text-indent="false" style:justify-single-word="false"/>
      <style:text-properties fo:font-size="14pt" style:font-size-asian="14pt"/>
    </style:style>
    <style:style style:family="paragraph" style:name="P45" style:parent-style-name="Standard">
      <style:paragraph-properties fo:margin-left="-0.123cm" fo:margin-right="0cm" fo:text-align="center" fo:text-indent="0cm" style:auto-text-indent="false" style:justify-single-word="false"/>
      <style:text-properties fo:font-size="11pt" style:font-size-asian="11pt"/>
    </style:style>
    <style:style style:family="paragraph" style:name="P46" style:parent-style-name="Standard">
      <style:paragraph-properties fo:margin-left="-0.123cm" fo:margin-right="0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7" style:parent-style-name="Standard">
      <style:paragraph-properties fo:margin-left="0cm" fo:margin-right="0cm" fo:text-align="center" fo:text-indent="-0.123cm" style:auto-text-indent="false" style:justify-single-word="false" style:snap-to-layout-grid="false"/>
      <style:text-properties fo:font-size="11pt" style:font-size-asian="11pt"/>
    </style:style>
    <style:style style:family="paragraph" style:name="P48" style:parent-style-name="Standard">
      <style:paragraph-properties fo:margin-left="-0.123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49" style:parent-style-name="Standard">
      <style:paragraph-properties fo:margin-left="0cm" fo:margin-right="0cm" fo:text-indent="1.249cm" style:auto-text-indent="false"/>
      <style:text-properties fo:country="none" fo:font-size="14pt" fo:language="zxx" style:country-asian="none" style:font-size-asian="14pt" style:language-asian="zxx"/>
    </style:style>
    <style:style style:family="paragraph" style:name="P50" style:parent-style-name="Table_20_Contents">
      <style:text-properties fo:country="US" fo:language="en"/>
    </style:style>
    <style:style style:family="paragraph" style:name="P51" style:parent-style-name="Table_20_Heading">
      <style:text-properties fo:country="RU" fo:language="ru"/>
    </style:style>
    <style:style style:family="paragraph" style:master-page-name="First_20_Page" style:name="P52" style:parent-style-name="Standard">
      <style:paragraph-properties fo:text-align="center" style:justify-single-word="false" style:page-number="auto"/>
      <style:text-properties fo:font-size="14pt" style:font-size-asian="14pt"/>
    </style:style>
    <style:style style:family="paragraph" style:name="P53" style:parent-style-name="Standard">
      <style:paragraph-properties fo:text-align="center" style:justify-single-word="false"/>
      <style:text-properties fo:country="US" fo:font-size="14pt" fo:language="en" style:font-size-asian="14pt"/>
    </style:style>
    <style:style style:family="paragraph" style:name="P54" style:parent-style-name="Standard">
      <style:paragraph-properties fo:line-height="150%" fo:text-align="center" style:justify-single-word="false" style:snap-to-layout-grid="false"/>
      <style:text-properties fo:country="US" fo:font-size="14pt" fo:language="en" style:font-size-asian="14pt"/>
    </style:style>
    <style:style style:family="paragraph" style:name="P55" style:parent-style-name="Standard">
      <style:text-properties fo:font-size="14pt" style:font-size-asian="14pt"/>
    </style:style>
    <style:style style:family="paragraph" style:name="P56" style:parent-style-name="Standard">
      <style:paragraph-properties fo:line-height="150%" fo:text-align="center" style:justify-single-word="false"/>
      <style:text-properties fo:font-size="14pt" style:font-size-asian="14pt"/>
    </style:style>
    <style:style style:family="paragraph" style:list-style-name="WW8Num10" style:name="P57" style:parent-style-name="Standard">
      <style:paragraph-properties fo:text-align="center" style:justify-single-word="false"/>
      <style:text-properties fo:font-size="14pt" style:font-size-asian="14pt"/>
    </style:style>
    <style:style style:family="paragraph" style:name="P58" style:parent-style-name="Standard">
      <style:text-properties style:font-name="Times New Roman"/>
    </style:style>
    <style:style style:family="paragraph" style:name="P59" style:parent-style-name="Standard">
      <style:paragraph-properties fo:text-align="center" style:justify-single-word="false"/>
      <style:text-properties fo:font-size="11pt" style:font-size-asian="11pt"/>
    </style:style>
    <style:style style:family="paragraph" style:name="P60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family="paragraph" style:name="P61" style:parent-style-name="Standard">
      <style:paragraph-properties fo:margin-left="0cm" fo:margin-right="0cm" fo:text-align="justify" fo:text-indent="1cm" style:auto-text-indent="false" style:justify-single-word="false"/>
      <style:text-properties fo:font-size="14pt" style:font-size-asian="14pt" style:font-size-complex="14pt"/>
    </style:style>
    <style:style style:family="paragraph" style:list-style-name="WW8Num29" style:name="P62" style:parent-style-name="Standard">
      <style:paragraph-properties fo:margin-left="0cm" fo:margin-right="0cm" fo:text-align="justify" fo:text-indent="1cm" style:auto-text-indent="false" style:justify-single-word="false">
        <style:tab-stops>
          <style:tab-stop style:position="3.752cm"/>
        </style:tab-stops>
      </style:paragraph-properties>
    </style:style>
    <style:style style:family="paragraph" style:list-style-name="WW8Num60" style:name="P63" style:parent-style-name="Standard">
      <style:paragraph-properties fo:margin-left="0cm" fo:margin-right="0cm" fo:text-align="justify" fo:text-indent="1.251cm" style:auto-text-indent="false" style:justify-single-word="false">
        <style:tab-stops>
          <style:tab-stop style:position="0cm"/>
        </style:tab-stops>
      </style:paragraph-properties>
      <style:text-properties fo:font-size="14pt" style:font-size-asian="14pt"/>
    </style:style>
    <style:style style:family="paragraph" style:name="P64" style:parent-style-name="Standard">
      <style:paragraph-properties fo:margin-left="-0.072cm" fo:margin-right="-0.123cm" fo:text-align="center" fo:text-indent="0cm" style:auto-text-indent="false" style:justify-single-word="false" style:snap-to-layout-grid="false"/>
      <style:text-properties fo:font-size="11pt" style:font-size-asian="11pt"/>
    </style:style>
    <style:style style:family="paragraph" style:name="P65" style:parent-style-name="Heading_20_5">
      <style:paragraph-properties fo:text-align="center" style:justify-single-word="false"/>
    </style:style>
    <style:style style:family="paragraph" style:name="P66" style:parent-style-name="Heading_20_5">
      <style:paragraph-properties fo:break-before="page" fo:text-align="center" style:justify-single-word="false"/>
      <style:text-properties fo:country="US" fo:language="en"/>
    </style:style>
    <style:style style:family="paragraph" style:name="P67" style:parent-style-name="Heading_20_8">
      <style:paragraph-properties style:snap-to-layout-grid="false"/>
    </style:style>
    <style:style style:family="paragraph" style:name="P68" style:parent-style-name="Heading_20_4">
      <style:paragraph-properties fo:line-height="150%" style:snap-to-layout-grid="false"/>
    </style:style>
    <style:style style:family="paragraph" style:name="P69" style:parent-style-name="Heading_20_3">
      <style:paragraph-properties fo:text-align="center" style:justify-single-word="false" style:snap-to-layout-grid="false"/>
    </style:style>
    <style:style style:family="paragraph" style:name="P70" style:parent-style-name="Heading_20_3">
      <style:paragraph-properties fo:text-align="end" style:justify-single-word="false" style:snap-to-layout-grid="false"/>
    </style:style>
    <style:style style:family="paragraph" style:name="P71" style:parent-style-name="Heading_20_2">
      <style:paragraph-properties fo:text-align="end" style:justify-single-word="false" style:snap-to-layout-grid="false"/>
    </style:style>
    <style:style style:family="text" style:name="T1">
      <style:text-properties fo:font-size="14pt" style:font-size-asian="14pt"/>
    </style:style>
    <style:style style:family="text" style:name="T2">
      <style:text-properties fo:font-size="14pt" style:font-size-asian="14pt" style:font-size-complex="14pt"/>
    </style:style>
    <style:style style:family="text" style:name="T3">
      <style:text-properties fo:font-size="14pt" style:font-size-asian="14pt" style:font-weight-complex="bold"/>
    </style:style>
    <style:style style:family="text" style:name="T4">
      <style:text-properties fo:country="US" fo:font-size="14pt" fo:language="en" style:font-size-asian="14pt"/>
    </style:style>
    <style:style style:family="text" style:name="T5">
      <style:text-properties fo:country="US" fo:font-size="14pt" fo:language="en" style:font-size-asian="14pt" style:font-size-complex="14pt"/>
    </style:style>
    <style:style style:family="text" style:name="T6">
      <style:text-properties fo:country="US" fo:font-size="14pt" fo:language="en" style:font-size-asian="14pt" style:font-weight-complex="bold"/>
    </style:style>
    <style:style style:family="text" style:name="T7">
      <style:text-properties fo:font-size="14pt" fo:font-weight="bold" style:font-size-asian="14pt" style:font-weight-asian="bold" style:font-weight-complex="bold"/>
    </style:style>
    <style:style style:family="text" style:name="T8">
      <style:text-properties fo:country="RU" fo:font-size="14pt" fo:language="ru" style:font-size-asian="14pt"/>
    </style:style>
    <style:style style:family="text" style:name="T9">
      <style:text-properties style:font-size-complex="14pt"/>
    </style:style>
    <style:style style:family="text" style:name="T10">
      <style:text-properties fo:country="US" fo:language="en"/>
    </style:style>
    <style:style style:family="text" style:name="T11">
      <style:text-properties fo:country="US" fo:language="en" style:font-size-complex="14pt"/>
    </style:style>
    <style:style style:family="graphic" style:name="fr1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no-limit" style:vertical-pos="from-top" style:vertical-rel="paragraph" style:wrap="dynamic" style:writing-mode="lr-tb">
        <style:background-image/>
      </style:graphic-properties>
    </style:style>
    <style:style style:family="graphic" style:name="fr2" style:parent-style-name="Frame">
      <style:graphic-properties fo:background-color="#ffffff" fo:border="none" fo:margin-left="0.319cm" fo:margin-right="0.319cm" fo:padding="0.062cm" style:background-transparency="100%" style:horizontal-pos="from-left" style:horizontal-rel="page" style:number-wrapped-paragraphs="no-limit" style:vertical-pos="from-top" style:vertical-rel="page" style:wrap="run-through">
        <style:background-image/>
      </style:graphic-properties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mirror="none"/>
    </style:style>
    <style:style style:family="graphic" style:name="fr4" style:parent-style-name="OLE">
      <style:graphic-properties draw:ole-draw-aspect="1" draw:visible-area-height="2.516cm" draw:visible-area-top="0cm" draw:visible-area-width="0.306cm" style:vertical-pos="top" style:vertical-rel="baseline"/>
    </style:style>
    <style:style style:family="graphic" style:name="fr5" style:parent-style-name="OLE">
      <style:graphic-properties draw:ole-draw-aspect="1" draw:visible-area-height="2.038cm" draw:visible-area-top="0cm" draw:visible-area-width="0.326cm" style:vertical-pos="top" style:vertical-rel="baseline"/>
    </style:style>
    <style:style style:family="graphic" style:name="fr6" style:parent-style-name="OLE">
      <style:graphic-properties draw:ole-draw-aspect="1" draw:visible-area-height="1.948cm" draw:visible-area-top="0cm" draw:visible-area-width="0.306cm" style:vertical-pos="top" style:vertical-rel="baseline"/>
    </style:style>
    <style:style style:family="graphic" style:name="fr7" style:parent-style-name="OLE">
      <style:graphic-properties draw:ole-draw-aspect="1" draw:visible-area-height="2.049cm" draw:visible-area-top="0cm" draw:visible-area-width="0.306cm" style:vertical-pos="top" style:vertical-rel="baseline"/>
    </style:style>
    <number:date-style style:name="N106">
      <number:year number:style="long"/>
    </number:date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ГРАММНОЕ ОБЕСПЕЧЕНИЕ <text:span text:style-name="T10">product</text:span></text:p>
      <text:p text:style-name="P16">(ПО <text:span text:style-name="T10">product</text:span>)</text:p>
      <text:p text:style-name="P16"/>
      <text:p text:style-name="P16"/>
      <text:p text:style-name="P16">ФУНКЦИОНАЛЬНОЕ ПРОГРАММНОЕ ОБЕСПЕЧЕНИЕ <text:span text:style-name="T10">system</text:span></text:p>
      <text:p text:style-name="P16">(ФПО <text:span text:style-name="T10">system</text:span>)</text:p>
      <text:p text:style-name="P16"/>
      <text:p text:style-name="P16"/>
      <text:p text:style-name="P16">ДИСПЕТЧЕРСКОЕ ПРОГРАММНОЕ ОБЕСПЕЧЕНИЕ <text:span text:style-name="T10">system</text:span></text:p>
      <text:p text:style-name="P16">(ДПО <text:span text:style-name="T10">system</text:span>)</text:p>
      <text:p text:style-name="P12"/>
      <text:p text:style-name="P16"/>
      <text:p text:style-name="P20">module</text:p>
      <text:p text:style-name="P20">(filename)</text:p>
      <text:p text:style-name="P20"/>
      <text:p text:style-name="P15">Технические требования</text:p>
      <text:p text:style-name="P15">ЛИСТ УТВЕРЖДЕНИЯ</text:p>
      <text:p text:style-name="P22">СИЯМ.siam – ЛУ</text:p>
      <text:p text:style-name="P16"/>
      <text:p text:style-name="P16"/>
      <text:p text:style-name="P16"/>
      <text:p text:style-name="P49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office:value-type="string" table:style-name="Таблица19.A1">
            <text:p text:style-name="Standard"><text:s/>Начальник отделения 260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Standard">Начальник отделения 560</text:p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29">В.Н. Кособоков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P29">Д.Г. Тацюк</text:p>
          </table:table-cell>
          <table:covered-table-cell/>
        </table:table-row>
        <table:table-row table:style-name="Таблица19.3">
          <table:table-cell office:value-type="string" table:style-name="Таблица19.A1">
            <text:p text:style-name="Standard"><text:s/>Начальник отдела 264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Standard">Главный специалист </text:p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29">И.Ю. Калугина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P29">А.Ю. Яновский</text:p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Standard"><text:s/>Инженер-программист отдела 264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Standard">Нормоконтролёр</text:p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29">Д.А. Мурзин</text:p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P29">Г.П. Безменова</text:p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Standard"/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P58"/>
          </table:table-cell>
          <table:covered-table-cell/>
        </table:table-row>
        <table:table-row table:style-name="Таблица19.1"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P12"/>
          </table:table-cell>
          <table:table-cell office:value-type="string" table:number-columns-spanned="2" table:style-name="Таблица19.A1">
            <text:p text:style-name="Standard"/>
          </table:table-cell>
          <table:covered-table-cell/>
        </table:table-row>
        <table:table-row table:style-name="Таблица19.10"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Standard"/>
          </table:table-cell>
          <table:table-cell office:value-type="string" table:style-name="Таблица19.A1">
            <text:p text:style-name="Standard"/>
          </table:table-cell>
        </table:table-row>
        <table:table-row table:style-name="Таблица19.10">
          <table:table-cell office:value-type="string" table:style-name="Таблица19.A1">
            <text:p text:style-name="P12"/>
          </table:table-cell>
          <table:table-cell office:value-type="string" table:style-name="Таблица19.A1">
            <text:p text:style-name="Standard">2006</text:p>
          </table:table-cell>
          <table:table-cell office:value-type="string" table:style-name="Таблица19.A1">
            <text:p text:style-name="Standard">Литера</text:p>
          </table:table-cell>
          <table:table-cell office:value-type="string" table:style-name="Таблица19.A1">
            <text:p text:style-name="Standard"/>
          </table:table-cell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 table:style-name="Таблица1.1">
          <table:table-cell office:value-type="string" table:style-name="Таблица1.A1">
            <text:h text:outline-level="4" text:style-name="P68"><draw:frame draw:name="Врезка1" draw:style-name="fr2" draw:z-index="7" svg:height="14.91cm" svg:width="1.286cm" svg:x="1cm" svg:y="12.002cm" text:anchor-type="char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office:value-type="string" table:style-name="Таблица2.A1"><text:p text:style-name="P31"><draw:frame draw:name="Объект1" draw:style-name="fr4" draw:z-index="8" svg:height="2.515cm" svg:width="0.305cm" text:anchor-type="as-char"><draw:object-ole xlink:actuate="onLoad" xlink:href="./Object 1" xlink:show="embed" xlink:type="simple"/><draw:image xlink:actuate="onLoad" xlink:href="./ObjectReplacements/Object 1" xlink:show="embed" xlink:type="simple"/></draw:frame></text:p></table:table-cell><table:table-cell office:value-type="string" table:style-name="Таблица2.B1"><text:p text:style-name="P31"/></table:table-cell></table:table-row><table:table-row table:style-name="Таблица2.1"><table:table-cell office:value-type="string" table:style-name="Таблица2.A2"><text:p text:style-name="P31"><draw:frame draw:name="Объект2" draw:style-name="fr5" draw:z-index="9" svg:height="2.037cm" svg:width="0.325cm" text:anchor-type="as-char"><draw:object-ole xlink:actuate="onLoad" xlink:href="./Object 2" xlink:show="embed" xlink:type="simple"/><draw:image xlink:actuate="onLoad" xlink:href="./ObjectReplacements/Object 2" xlink:show="embed" xlink:type="simple"/></draw:frame></text:p></table:table-cell><table:table-cell office:value-type="string" table:style-name="Таблица2.B2"><text:p text:style-name="P31"/></table:table-cell></table:table-row><table:table-row table:style-name="Таблица2.1"><table:table-cell office:value-type="string" table:style-name="Таблица2.A2"><text:p text:style-name="P31"><draw:frame draw:name="Объект3" draw:style-name="fr6" draw:z-index="10" svg:height="1.947cm" svg:width="0.305cm" text:anchor-type="as-char"><draw:object-ole xlink:actuate="onLoad" xlink:href="./Object 3" xlink:show="embed" xlink:type="simple"/><draw:image xlink:actuate="onLoad" xlink:href="./ObjectReplacements/Object 3" xlink:show="embed" xlink:type="simple"/></draw:frame></text:p></table:table-cell><table:table-cell office:value-type="string" table:style-name="Таблица2.B2"><text:p text:style-name="P31"/></table:table-cell></table:table-row><table:table-row table:style-name="Таблица2.1"><table:table-cell office:value-type="string" table:style-name="Таблица2.A2"><text:p text:style-name="P31"><draw:frame draw:name="Объект4" draw:style-name="fr4" draw:z-index="11" svg:height="2.515cm" svg:width="0.305cm" text:anchor-type="as-char"><draw:object-ole xlink:actuate="onLoad" xlink:href="./Object 4" xlink:show="embed" xlink:type="simple"/><draw:image xlink:actuate="onLoad" xlink:href="./ObjectReplacements/Object 4" xlink:show="embed" xlink:type="simple"/></draw:frame></text:p></table:table-cell><table:table-cell office:value-type="string" table:style-name="Таблица2.B2"><text:p text:style-name="P31"/></table:table-cell></table:table-row><table:table-row table:style-name="Таблица2.1"><table:table-cell office:value-type="string" table:style-name="Таблица2.A5"><text:p text:style-name="P31"><draw:frame draw:name="Объект5" draw:style-name="fr7" draw:z-index="12" svg:height="2.048cm" svg:width="0.305cm" text:anchor-type="as-char"><draw:object-ole xlink:actuate="onLoad" xlink:href="./Object 5" xlink:show="embed" xlink:type="simple"/><draw:image xlink:actuate="onLoad" xlink:href="./ObjectReplacements/Object 5" xlink:show="embed" xlink:type="simple"/></draw:frame></text:p></table:table-cell><table:table-cell office:value-type="string" table:style-name="Таблица2.B5"><text:p text:style-name="P31"/></table:table-cell></table:table-row></table:table><text:p text:style-name="P30"/></draw:text-box></draw:frame>УТВЕРЖДЁН</text:h>
          </table:table-cell>
        </table:table-row>
        <table:table-row table:style-name="Таблица1.1">
          <table:table-cell office:value-type="string" table:style-name="Таблица1.A1">
            <text:p text:style-name="P14">СИЯМ.<text:span text:style-name="T10">siam</text:span>-ЛУ</text:p>
          </table:table-cell>
        </table:table-row>
      </table:table>
      <text:p text:style-name="P3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ПРОГРАММНОЕ ОБЕСПЕЧЕНИЕ <text:span text:style-name="T10">product</text:span></text:p>
      <text:p text:style-name="P16">(ПО <text:span text:style-name="T10">product</text:span>)</text:p>
      <text:p text:style-name="P13"/>
      <text:p text:style-name="P16">ФУНКЦИОНАЛЬНОЕ ПРОГРАММНОЕ ОБЕСПЕЧЕНИЕ <text:span text:style-name="T10">system</text:span></text:p>
      <text:p text:style-name="P16">(ФПО <text:span text:style-name="T10">system</text:span>)</text:p>
      <text:p text:style-name="P16"/>
      <text:p text:style-name="P16"/>
      <text:p text:style-name="P16">ДИСПЕТЧЕРСКОЕ ПРОГРАММНОЕ ОБЕСПЕЧЕНИЕ <text:span text:style-name="T10">system</text:span></text:p>
      <text:p text:style-name="P16">(ДПО <text:span text:style-name="T10">system</text:span>)</text:p>
      <text:p text:style-name="P15"/>
      <text:p text:style-name="P16">module</text:p>
      <text:p text:style-name="P24"><text:span text:style-name="T2">(</text:span><text:span text:style-name="T5">filename</text:span><text:span text:style-name="T2">)</text:span></text:p>
      <text:p text:style-name="P26"/>
      <text:p text:style-name="P15">Технические требования</text:p>
      <text:p text:style-name="P15">СИЯМ.<text:span text:style-name="T10">siam</text:span></text:p>
      <text:p text:style-name="P15"/>
      <text:p text:style-name="P11"><text:span text:style-name="T1">Листов </text:span><text:span text:style-name="T1"><text:page-count>8</text:page-count></text:span></text:p>
      <text:p text:style-name="P15"/>
      <text:p text:style-name="P13"/>
      <text:p text:style-name="P13"/>
      <text:p text:style-name="P10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office:value-type="string" table:number-columns-spanned="2" table:style-name="Таблица3.A1">
            <text:p text:style-name="P54"><text:date style:data-style-name="N106" text:date-value="2011-06-22T16:28:46.53">2011</text:date></text:p>
          </table:table-cell>
          <table:covered-table-cell/>
        </table:table-row>
        <table:table-row table:style-name="Таблица3.1">
          <table:table-cell office:value-type="string" table:style-name="Таблица3.A1">
            <text:h text:outline-level="8" text:style-name="P67">Литера<text:span text:style-name="T10"> litera</text:span></text:h>
          </table:table-cell>
          <table:table-cell office:value-type="string" table:style-name="Таблица3.B2">
            <text:p text:style-name="P18"/>
          </table:table-cell>
        </table:table-row>
      </table:table>
      <text:p text:style-name="P16"/>
      <text:p text:style-name="P6">1 ВВЕДЕНИЕ</text:p>
      <text:p text:style-name="P34"/>
      <text:p text:style-name="P61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P38"><text:span text:style-name="T1"><text:s/>Идентификатор модуля – </text:span><text:span text:style-name="T4">Bank</text:span><text:span text:style-name="T1">_</text:span><text:span text:style-name="T4">Cg</text:span><text:span text:style-name="T1">.с59.</text:span></text:p>
      <text:p text:style-name="P34"/>
      <text:p text:style-name="P34"/>
      <text:p text:style-name="P16">2 <text:s/>ОСНОВАНИЯ ДЛЯ РАЗРАБОТКИ</text:p>
      <text:p text:style-name="P33"/>
      <text:p text:style-name="P35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text:style-name="WW8Num60" xml:id="list36388063">
        <text:list-item>
          <text:p text:style-name="P63">Программное обеспечение СНАУ-59МК. Техническое задание;</text:p>
        </text:list-item>
        <text:list-item>
          <text:p text:style-name="P63">Базовая циклограмма работы СНАУ-59МК;</text:p>
        </text:list-item>
      </text:list>
      <text:p text:style-name="P34"/>
      <text:p text:style-name="P34"/>
      <text:p text:style-name="P16">3 <text:s/>НАЗНАЧЕНИЕ <text:s/>РАЗРАБОТКИ</text:p>
      <text:p text:style-name="P34"/>
      <text:p text:style-name="P38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p text:style-name="P19"/>
      <text:p text:style-name="P19"/>
      <text:p text:style-name="P16">4 <text:s/>ТРЕБОВАНИЯ <text:s/>К ПРОГРАММЕ</text:p>
      <text:p text:style-name="P34"/>
      <text:p text:style-name="P7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35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40">4.3 Структура каждого массива данных должна быть следующей:</text:p>
      <text:list text:style-name="WW8Num29" xml:id="list36394763">
        <text:list-item>
          <text:p text:style-name="P62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2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2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2"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2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модуля </text:span><text:soft-page-break/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38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8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p text:style-name="P37"><text:span text:style-name="T1">4.6 <text:s/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 и 0</text:span><text:span text:style-name="T4">xFF</text:span><text:span text:style-name="T1">20.</text:span></text:p>
      <text:p text:style-name="P8"><draw:frame draw:name="100000000000031A000004637D36C3AF.png" draw:style-name="fr3" draw:z-index="13" svg:height="24.398cm" svg:width="17.251cm" text:anchor-type="paragraph"><draw:image xlink:actuate="onLoad" xlink:href="Pictures/100000000000031A000004637D36C3AF.png" xlink:show="embed" xlink:type="simple"/></draw:frame></text:p>
      <text:p text:style-name="P8"/>
      <text:p text:style-name="Standard"><text:span text:style-name="T1">Таблица 1 ­— </text:span><text:span text:style-name="T8">Переменные</text:span></text:p>
      <table:table table:name="Переменные" table:style-name="Переменные">
        <table:table-column table:number-columns-repeated="3" table:style-name="Переменные.A"/>
        <table:table-column table:style-name="Переменные.D"/>
        <table:table-header-rows>
          <table:table-row>
            <table:table-cell office:value-type="string" table:style-name="Переменные.A1">
              <text:p text:style-name="Table_20_Heading">Имя</text:p>
            </table:table-cell>
            <table:table-cell office:value-type="string" table:style-name="Переменные.A1">
              <text:p text:style-name="P51">Размерность</text:p>
            </table:table-cell>
            <table:table-cell office:value-type="string" table:style-name="Переменные.A1">
              <text:p text:style-name="Table_20_Heading">Точность</text:p>
            </table:table-cell>
            <table:table-cell office:value-type="string" table:style-name="Переменные.D1">
              <text:p text:style-name="P51">Диапазон</text:p>
            </table:table-cell>
          </table:table-row>
        </table:table-header-rows>
        <table:table-row>
          <table:table-cell office:value-type="string" table:style-name="Переменные.A2">
            <text:p text:style-name="P50">stup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h_km</text:p>
          </table:table-cell>
          <table:table-cell office:value-type="string" table:style-name="Переменные.A2">
            <text:p text:style-name="P50">м</text:p>
          </table:table-cell>
          <table:table-cell office:value-type="string" table:style-name="Переменные.A2">
            <text:p text:style-name="P50">1e-2</text:p>
          </table:table-cell>
          <table:table-cell office:value-type="string" table:style-name="Переменные.D2">
            <text:p text:style-name="P50">±12</text:p>
          </table:table-cell>
        </table:table-row>
        <table:table-row>
          <table:table-cell office:value-type="string" table:style-name="Переменные.A2">
            <text:p text:style-name="P50">w_bins[3]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vo_x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vo_y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vo_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vo_g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b21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b22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b23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b31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b33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w_osk[3]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psivb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1</text:p>
          </table:table-cell>
          <table:table-cell office:value-type="string" table:style-name="Переменные.D2">
            <text:p text:style-name="P50">±3.2</text:p>
          </table:table-cell>
        </table:table-row>
        <table:table-row>
          <table:table-cell office:value-type="string" table:style-name="Переменные.A2">
            <text:p text:style-name="P50">temp_sin_psii_ort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6e-5</text:p>
          </table:table-cell>
          <table:table-cell office:value-type="string" table:style-name="Переменные.D2">
            <text:p text:style-name="P50">±2</text:p>
          </table:table-cell>
        </table:table-row>
        <table:table-row>
          <table:table-cell office:value-type="string" table:style-name="Переменные.A2">
            <text:p text:style-name="P50">temp_sin_psivb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6e-5</text:p>
          </table:table-cell>
          <table:table-cell office:value-type="string" table:style-name="Переменные.D2">
            <text:p text:style-name="P50">±2</text:p>
          </table:table-cell>
        </table:table-row>
        <table:table-row>
          <table:table-cell office:value-type="string" table:style-name="Переменные.A2">
            <text:p text:style-name="P50">n_u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ro_stup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1e-4</text:p>
          </table:table-cell>
          <table:table-cell office:value-type="string" table:style-name="Переменные.D2">
            <text:p text:style-name="P50">1.5</text:p>
          </table:table-cell>
        </table:table-row>
        <table:table-row>
          <table:table-cell office:value-type="string" table:style-name="Переменные.A2">
            <text:p text:style-name="P50">roh[17]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1</text:p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v_a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vr</text:p>
          </table:table-cell>
          <table:table-cell office:value-type="string" table:style-name="Переменные.A2">
            <text:p text:style-name="P50">м/c</text:p>
          </table:table-cell>
          <table:table-cell office:value-type="string" table:style-name="Переменные.A2">
            <text:p text:style-name="P50">0.03</text:p>
          </table:table-cell>
          <table:table-cell office:value-type="string" table:style-name="Переменные.D2">
            <text:p text:style-name="P50">±450</text:p>
          </table:table-cell>
        </table:table-row>
        <table:table-row>
          <table:table-cell office:value-type="string" table:style-name="Переменные.A2">
            <text:p text:style-name="P50">vgor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5</text:p>
          </table:table-cell>
          <table:table-cell office:value-type="string" table:style-name="Переменные.D2">
            <text:p text:style-name="P50">±450</text:p>
          </table:table-cell>
        </table:table-row>
        <table:table-row>
          <table:table-cell office:value-type="string" table:style-name="Переменные.A2">
            <text:p text:style-name="P50">temp_stu_1</text:p>
          </table:table-cell>
          <table:table-cell office:value-type="string" table:style-name="Переменные.A2">
            <text:p text:style-name="P50">б/р</text:p>
          </table:table-cell>
          <table:table-cell office:value-type="string" table:style-name="Переменные.A2">
            <text:p text:style-name="P50">1e-6</text:p>
          </table:table-cell>
          <table:table-cell office:value-type="string" table:style-name="Переменные.D2">
            <text:p text:style-name="P50">±0.01</text:p>
          </table:table-cell>
        </table:table-row>
        <table:table-row>
          <table:table-cell office:value-type="string" table:style-name="Переменные.A2">
            <text:p text:style-name="P50">vgory</text:p>
          </table:table-cell>
          <table:table-cell office:value-type="string" table:style-name="Переменные.A2">
            <text:p text:style-name="P50">м/с</text:p>
          </table:table-cell>
          <table:table-cell office:value-type="string" table:style-name="Переменные.A2">
            <text:p text:style-name="P50">0.03</text:p>
          </table:table-cell>
          <table:table-cell office:value-type="string" table:style-name="Переменные.D2">
            <text:p text:style-name="P50">±450</text:p>
          </table:table-cell>
        </table:table-row>
        <table:table-row>
          <table:table-cell office:value-type="string" table:style-name="Переменные.A2">
            <text:p text:style-name="P50">snII</text:p>
          </table:table-cell>
          <table:table-cell office:value-type="string" table:style-name="Переменные.A2">
            <text:p text:style-name="P50">б/р</text:p>
          </table:table-cell>
          <table:table-cell office:value-type="string" table:style-name="Переменные.A2">
            <text:p text:style-name="P50">6e-5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csII</text:p>
          </table:table-cell>
          <table:table-cell office:value-type="string" table:style-name="Переменные.A2">
            <text:p text:style-name="P50">б/р</text:p>
          </table:table-cell>
          <table:table-cell office:value-type="string" table:style-name="Переменные.A2">
            <text:p text:style-name="P50">6e-5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q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a_b</text:p>
          </table:table-cell>
          <table:table-cell office:value-type="string" table:style-name="Переменные.A2">
            <text:p text:style-name="P50">рад</text:p>
          </table:table-cell>
          <table:table-cell office:value-type="string" table:style-name="Переменные.A2">
            <text:p text:style-name="P50">5e-5</text:p>
          </table:table-cell>
          <table:table-cell office:value-type="string" table:style-name="Переменные.D2">
            <text:p text:style-name="P50">±0.5</text:p>
          </table:table-cell>
        </table:table-row>
        <table:table-row>
          <table:table-cell office:value-type="string" table:style-name="Переменные.A2">
            <text:p text:style-name="P50">wudr</text:p>
          </table:table-cell>
          <table:table-cell office:value-type="string" table:style-name="Переменные.A2">
            <text:p text:style-name="P50">м/c^2</text:p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Smr_Mkr</text:p>
          </table:table-cell>
          <table:table-cell office:value-type="string" table:style-name="Переменные.A2">
            <text:p text:style-name="P50">м/c^2</text:p>
          </table:table-cell>
          <table:table-cell office:value-type="string" table:style-name="Переменные.A2">
            <text:p text:style-name="P50">1e-6</text:p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cdy</text:p>
          </table:table-cell>
          <table:table-cell office:value-type="string" table:style-name="Переменные.A2">
            <text:p text:style-name="P50">м/c^2/рад</text:p>
          </table:table-cell>
          <table:table-cell office:value-type="string" table:style-name="Переменные.A2">
            <text:p text:style-name="P50">0.03</text:p>
          </table:table-cell>
          <table:table-cell office:value-type="string" table:style-name="Переменные.D2">
            <text:p text:style-name="P50">±450</text:p>
          </table:table-cell>
        </table:table-row>
        <table:table-row>
          <table:table-cell office:value-type="string" table:style-name="Переменные.A2">
            <text:p text:style-name="P50">cd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1</text:p>
          </table:table-cell>
          <table:table-cell office:value-type="string" table:style-name="Переменные.D2">
            <text:p text:style-name="P50">±450</text:p>
          </table:table-cell>
        </table:table-row>
        <table:table-row>
          <table:table-cell office:value-type="string" table:style-name="Переменные.A2">
            <text:p text:style-name="P50">wr_y</text:p>
          </table:table-cell>
          <table:table-cell office:value-type="string" table:style-name="Переменные.A2">
            <text:p text:style-name="P50">м/c^2</text:p>
          </table:table-cell>
          <table:table-cell office:value-type="string" table:style-name="Переменные.A2">
            <text:p text:style-name="P50">0.03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wr_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tet_ort</text:p>
          </table:table-cell>
          <table:table-cell office:value-type="string" table:style-name="Переменные.A2">
            <text:p text:style-name="P50">град</text:p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80</text:p>
          </table:table-cell>
        </table:table-row>
        <table:table-row>
          <table:table-cell office:value-type="string" table:style-name="Переменные.A2">
            <text:p text:style-name="P50">tetv</text:p>
          </table:table-cell>
          <table:table-cell office:value-type="string" table:style-name="Переменные.A2">
            <text:p text:style-name="P50">рад</text:p>
          </table:table-cell>
          <table:table-cell office:value-type="string" table:style-name="Переменные.A2">
            <text:p text:style-name="P50">5e-4</text:p>
          </table:table-cell>
          <table:table-cell office:value-type="string" table:style-name="Переменные.D2">
            <text:p text:style-name="P50">±1.5</text:p>
          </table:table-cell>
        </table:table-row>
        <table:table-row>
          <table:table-cell office:value-type="string" table:style-name="Переменные.A2">
            <text:p text:style-name="P50">psiv</text:p>
          </table:table-cell>
          <table:table-cell office:value-type="string" table:style-name="Переменные.A2">
            <text:p text:style-name="P50">rad</text:p>
          </table:table-cell>
          <table:table-cell office:value-type="string" table:style-name="Переменные.A2">
            <text:p text:style-name="P50">0.001</text:p>
          </table:table-cell>
          <table:table-cell office:value-type="string" table:style-name="Переменные.D2">
            <text:p text:style-name="P50">±3.2</text:p>
          </table:table-cell>
        </table:table-row>
        <table:table-row>
          <table:table-cell office:value-type="string" table:style-name="Переменные.A2">
            <text:p text:style-name="P50">psii_ort</text:p>
          </table:table-cell>
          <table:table-cell office:value-type="string" table:style-name="Переменные.A2">
            <text:p text:style-name="P50">град</text:p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80</text:p>
          </table:table-cell>
        </table:table-row>
        <table:table-row>
          <table:table-cell office:value-type="string" table:style-name="Переменные.A2">
            <text:p text:style-name="P50">pr_stu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pr_stup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h_vp</text:p>
          </table:table-cell>
          <table:table-cell office:value-type="string" table:style-name="Переменные.A2">
            <text:p text:style-name="P50">м</text:p>
          </table:table-cell>
          <table:table-cell office:value-type="string" table:style-name="Переменные.A2">
            <text:p text:style-name="P50">0.5</text:p>
          </table:table-cell>
          <table:table-cell office:value-type="string" table:style-name="Переменные.D2">
            <text:p text:style-name="P50">±12000</text:p>
          </table:table-cell>
        </table:table-row>
        <table:table-row>
          <table:table-cell office:value-type="string" table:style-name="Переменные.A2">
            <text:p text:style-name="P50">v_x</text:p>
          </table:table-cell>
          <table:table-cell office:value-type="string" table:style-name="Переменные.A2">
            <text:p text:style-name="P50">м/с</text:p>
          </table:table-cell>
          <table:table-cell office:value-type="string" table:style-name="Переменные.A2">
            <text:p text:style-name="P50">0.032</text:p>
          </table:table-cell>
          <table:table-cell office:value-type="string" table:style-name="Переменные.D2">
            <text:p text:style-name="P50">±1023</text:p>
          </table:table-cell>
        </table:table-row>
        <table:table-row>
          <table:table-cell office:value-type="string" table:style-name="Переменные.A2">
            <text:p text:style-name="P50">v_y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32</text:p>
          </table:table-cell>
          <table:table-cell office:value-type="string" table:style-name="Переменные.D2">
            <text:p text:style-name="P50">±1023</text:p>
          </table:table-cell>
        </table:table-row>
        <table:table-row>
          <table:table-cell office:value-type="string" table:style-name="Переменные.A2">
            <text:p text:style-name="P50">v_z</text:p>
          </table:table-cell>
          <table:table-cell office:value-type="string" table:style-name="Переменные.A2">
            <text:p text:style-name="P50">м/с</text:p>
          </table:table-cell>
          <table:table-cell office:value-type="string" table:style-name="Переменные.A2">
            <text:p text:style-name="P50">0.032</text:p>
          </table:table-cell>
          <table:table-cell office:value-type="string" table:style-name="Переменные.D2">
            <text:p text:style-name="P50">±600</text:p>
          </table:table-cell>
        </table:table-row>
        <table:table-row>
          <table:table-cell office:value-type="string" table:style-name="Переменные.A2">
            <text:p text:style-name="P50">v_u</text:p>
          </table:table-cell>
          <table:table-cell office:value-type="string" table:style-name="Переменные.A2">
            <text:p text:style-name="P50">м/с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dvx_bins_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dvy_bins_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dvz_bins_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tet_bins</text:p>
          </table:table-cell>
          <table:table-cell office:value-type="string" table:style-name="Переменные.A2">
            <text:p text:style-name="P50">град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ssk_osk[3][3]</text:p>
          </table:table-cell>
          <table:table-cell office:value-type="string" table:style-name="Переменные.A2">
            <text:p text:style-name="P50">б/р</text:p>
          </table:table-cell>
          <table:table-cell office:value-type="string" table:style-name="Переменные.A2">
            <text:p text:style-name="P50">0.000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stumu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pr_muz1ra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prl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nort1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1</text:p>
          </table:table-cell>
          <table:table-cell office:value-type="string" table:style-name="Переменные.D2">
            <text:p text:style-name="P50">15</text:p>
          </table:table-cell>
        </table:table-row>
        <table:table-row>
          <table:table-cell office:value-type="string" table:style-name="Переменные.A2">
            <text:p text:style-name="P50">kc3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0.001</text:p>
          </table:table-cell>
          <table:table-cell office:value-type="string" table:style-name="Переменные.D2">
            <text:p text:style-name="P50">±10</text:p>
          </table:table-cell>
        </table:table-row>
        <table:table-row>
          <table:table-cell office:value-type="string" table:style-name="Переменные.A2">
            <text:p text:style-name="P50">psibc</text:p>
          </table:table-cell>
          <table:table-cell office:value-type="string" table:style-name="Переменные.A2">
            <text:p text:style-name="P50">рад</text:p>
          </table:table-cell>
          <table:table-cell office:value-type="string" table:style-name="Переменные.A2">
            <text:p text:style-name="P50">0.0005</text:p>
          </table:table-cell>
          <table:table-cell office:value-type="string" table:style-name="Переменные.D2">
            <text:p text:style-name="P50">±6.2</text:p>
          </table:table-cell>
        </table:table-row>
        <table:table-row>
          <table:table-cell office:value-type="string" table:style-name="Переменные.A2">
            <text:p text:style-name="P50">psi_tr1</text:p>
          </table:table-cell>
          <table:table-cell office:value-type="string" table:style-name="Переменные.A2">
            <text:p text:style-name="P50">рад</text:p>
          </table:table-cell>
          <table:table-cell office:value-type="string" table:style-name="Переменные.A2">
            <text:p text:style-name="P50">0.0005</text:p>
          </table:table-cell>
          <table:table-cell office:value-type="string" table:style-name="Переменные.D2">
            <text:p text:style-name="P50">±6.2</text:p>
          </table:table-cell>
        </table:table-row>
        <table:table-row>
          <table:table-cell office:value-type="string" table:style-name="Переменные.A2">
            <text:p text:style-name="P50">prb1_stu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xc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1e5</text:p>
          </table:table-cell>
        </table:table-row>
        <table:table-row>
          <table:table-cell office:value-type="string" table:style-name="Переменные.A2">
            <text:p text:style-name="P50">m_tp[4]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200000</text:p>
          </table:table-cell>
        </table:table-row>
        <table:table-row>
          <table:table-cell office:value-type="string" table:style-name="Переменные.A2">
            <text:p text:style-name="P50">x_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200000</text:p>
          </table:table-cell>
        </table:table-row>
        <table:table-row>
          <table:table-cell office:value-type="string" table:style-name="Переменные.A2">
            <text:p text:style-name="P50">zc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4e4</text:p>
          </table:table-cell>
        </table:table-row>
        <table:table-row>
          <table:table-cell office:value-type="string" table:style-name="Переменные.A2">
            <text:p text:style-name="P50">z_p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2</text:p>
          </table:table-cell>
          <table:table-cell office:value-type="string" table:style-name="Переменные.D2">
            <text:p text:style-name="P50">±40000</text:p>
          </table:table-cell>
        </table:table-row>
        <table:table-row>
          <table:table-cell office:value-type="string" table:style-name="Переменные.A2">
            <text:p text:style-name="P50">pr_w_h_9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dgor_stu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100e3</text:p>
          </table:table-cell>
        </table:table-row>
        <table:table-row>
          <table:table-cell office:value-type="string" table:style-name="Переменные.A2">
            <text:p text:style-name="P50">tau</text:p>
          </table:table-cell>
          <table:table-cell office:value-type="string" table:style-name="Переменные.A2">
            <text:p text:style-name="P50">с</text:p>
          </table:table-cell>
          <table:table-cell office:value-type="string" table:style-name="Переменные.A2">
            <text:p text:style-name="P50">0.08</text:p>
          </table:table-cell>
          <table:table-cell office:value-type="string" table:style-name="Переменные.D2">
            <text:p text:style-name="P50">±1500</text:p>
          </table:table-cell>
        </table:table-row>
        <table:table-row>
          <table:table-cell office:value-type="string" table:style-name="Переменные.A2">
            <text:p text:style-name="P50">nort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1</text:p>
          </table:table-cell>
          <table:table-cell office:value-type="string" table:style-name="Переменные.D2">
            <text:p text:style-name="P50">±15</text:p>
          </table:table-cell>
        </table:table-row>
        <table:table-row>
          <table:table-cell office:value-type="string" table:style-name="Переменные.A2">
            <text:p text:style-name="P50">hz_stu</text:p>
          </table:table-cell>
          <table:table-cell office:value-type="string" table:style-name="Переменные.A2">
            <text:p text:style-name="P50">м</text:p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100000</text:p>
          </table:table-cell>
        </table:table-row>
        <table:table-row>
          <table:table-cell office:value-type="string" table:style-name="Переменные.A2">
            <text:p text:style-name="P50">ztb</text:p>
          </table:table-cell>
          <table:table-cell office:value-type="string" table:style-name="Переменные.A2">
            <text:p text:style-name="P50">м</text:p>
          </table:table-cell>
          <table:table-cell office:value-type="string" table:style-name="Переменные.A2">
            <text:p text:style-name="P50">8</text:p>
          </table:table-cell>
          <table:table-cell office:value-type="string" table:style-name="Переменные.D2">
            <text:p text:style-name="P50">±100000</text:p>
          </table:table-cell>
        </table:table-row>
        <table:table-row>
          <table:table-cell office:value-type="string" table:style-name="Переменные.A2">
            <text:p text:style-name="P50">tpr</text:p>
          </table:table-cell>
          <table:table-cell office:value-type="string" table:style-name="Переменные.A2">
            <text:p text:style-name="P50">с</text:p>
          </table:table-cell>
          <table:table-cell office:value-type="string" table:style-name="Переменные.A2">
            <text:p text:style-name="P50">0.08</text:p>
          </table:table-cell>
          <table:table-cell office:value-type="string" table:style-name="Переменные.D2">
            <text:p text:style-name="P50">±1500</text:p>
          </table:table-cell>
        </table:table-row>
        <table:table-row>
          <table:table-cell office:value-type="string" table:style-name="Переменные.A2">
            <text:p text:style-name="P50">tbz</text:p>
          </table:table-cell>
          <table:table-cell office:value-type="string" table:style-name="Переменные.A2">
            <text:p text:style-name="P50">с</text:p>
          </table:table-cell>
          <table:table-cell office:value-type="string" table:style-name="Переменные.A2">
            <text:p text:style-name="P50">0.08</text:p>
          </table:table-cell>
          <table:table-cell office:value-type="string" table:style-name="Переменные.D2">
            <text:p text:style-name="P50">±1500</text:p>
          </table:table-cell>
        </table:table-row>
        <table:table-row>
          <table:table-cell office:value-type="string" table:style-name="Переменные.A2">
            <text:p text:style-name="P50">zn_otk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1</text:p>
          </table:table-cell>
          <table:table-cell office:value-type="string" table:style-name="Переменные.D2">
            <text:p text:style-name="P50">±1</text:p>
          </table:table-cell>
        </table:table-row>
        <table:table-row>
          <table:table-cell office:value-type="string" table:style-name="Переменные.A2">
            <text:p text:style-name="P50">z_otk</text:p>
          </table:table-cell>
          <table:table-cell office:value-type="string" table:style-name="Переменные.A2">
            <text:p text:style-name="P50">м</text:p>
          </table:table-cell>
          <table:table-cell office:value-type="string" table:style-name="Переменные.A2">
            <text:p text:style-name="P50">2</text:p>
          </table:table-cell>
          <table:table-cell office:value-type="string" table:style-name="Переменные.D2">
            <text:p text:style-name="P50">±40000</text:p>
          </table:table-cell>
        </table:table-row>
        <table:table-row>
          <table:table-cell office:value-type="string" table:style-name="Переменные.A2">
            <text:p text:style-name="P50">takt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>1</text:p>
          </table:table-cell>
          <table:table-cell office:value-type="string" table:style-name="Переменные.D2">
            <text:p text:style-name="P50">±30000</text:p>
          </table:table-cell>
        </table:table-row>
        <table:table-row>
          <table:table-cell office:value-type="string" table:style-name="Переменные.A2">
            <text:p text:style-name="P50">prlotr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wuz</text:p>
          </table:table-cell>
          <table:table-cell office:value-type="string" table:style-name="Переменные.A2">
            <text:p text:style-name="P50">м/с^2</text:p>
          </table:table-cell>
          <table:table-cell office:value-type="string" table:style-name="Переменные.A2">
            <text:p text:style-name="P50">0.01</text:p>
          </table:table-cell>
          <table:table-cell office:value-type="string" table:style-name="Переменные.D2">
            <text:p text:style-name="P50">±150</text:p>
          </table:table-cell>
        </table:table-row>
        <table:table-row>
          <table:table-cell office:value-type="string" table:style-name="Переменные.A2">
            <text:p text:style-name="P50">stumuz_pru_cor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stumuz_ulin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stumuz_afk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pr_stu_muz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  <table:table-row>
          <table:table-cell office:value-type="string" table:style-name="Переменные.A2">
            <text:p text:style-name="P50">pr_w_h</text:p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A2">
            <text:p text:style-name="P50"/>
          </table:table-cell>
          <table:table-cell office:value-type="string" table:style-name="Переменные.D2">
            <text:p text:style-name="P50"/>
          </table:table-cell>
        </table:table-row>
      </table:table>
      <text:p text:style-name="P12"/>
      <text:p text:style-name="P43">5 <text:s/>ТРЕБОВАНИЯ <text:s text:c="2"/>К <text:s/>ПРОГРАММНОЙ <text:s/>ДОКУМЕНТАЦИИ</text:p>
      <text:p text:style-name="P40"/>
      <text:p text:style-name="P40">5.1 В соответствии с ГОСТ 19.101-77 должен быть разработан текст программы.</text:p>
      <text:p text:style-name="P40">5.2 Текст программы должен быть оформлен в соответствии с ГОСТ 19.401‑78.</text:p>
      <text:p text:style-name="P41"/>
      <text:p text:style-name="P41"/>
      <text:p text:style-name="P42"><text:span text:style-name="T1">6</text:span><text:span text:style-name="T4"> </text:span><text:span text:style-name="T1"><text:s/>ТРЕБОВАНИЯ К ПРОГРАММНОМУ ОБЕСПЕЧЕНИЮ</text:span></text:p>
      <text:p text:style-name="P39"><text:tab/></text:p>
      <text:p text:style-name="P37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p text:style-name="P40"/>
      <text:p text:style-name="P40"/>
      <text:list text:style-name="WW8Num10" xml:id="list36368532">
        <text:list-item>
          <text:p text:style-name="P57">СТАДИИ <text:s/>И <text:s/>ЭТАПЫ <text:s/>РАЗРАБОТКИ</text:p>
        </text:list-item>
      </text:list>
      <text:p text:style-name="P41"/>
      <text:p text:style-name="P39"><text:tab/>7.1 Разработка программы должна включать в себя следующие стадии:</text:p>
      <text:p text:style-name="P39"><text:tab/><text:tab/>- написание программы;</text:p>
      <text:p text:style-name="P39"><text:tab/><text:tab/>- статическая отладка на ПЭВМ.</text:p>
      <text:p text:style-name="P44"/>
      <text:p text:style-name="P34"/>
      <text:p text:style-name="P16">8 <text:s/>ПОРЯДОК <text:s/>КОНТРОЛЯ <text:s/>И <text:s/>ПРИЁМКИ</text:p>
      <text:p text:style-name="P34"/>
      <text:p text:style-name="P34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34"/>
      <text:p text:style-name="P16">9 <text:s/>ВНЕСЕНИЕ <text:s/>ИЗМЕНЕНИЙ</text:p>
      <text:p text:style-name="P34"/>
      <text:p text:style-name="P34">9.1 В настоящие ТТ могут вноситься изменения в соответствии</text:p>
      <text:p text:style-name="P19"><text:s/>с ГОСТ 19.603-78, ГОСТ 19.604-78. </text:p>
      <text:p text:style-name="P36"/>
      <text:h text:outline-level="5" text:style-name="P66"/>
      <text:p text:style-name="P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number-columns-repeated="2" table:style-name="Таблица16.E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office:value-type="string" table:number-columns-spanned="10" table:style-name="Таблица16.A1">
            <text:p text:style-name="P25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office:value-type="string" table:number-rows-spanned="2" table:style-name="Таблица16.A2">
            <text:p text:style-name="P46">Изм.</text:p>
          </table:table-cell>
          <table:table-cell office:value-type="string" table:number-columns-spanned="4" table:style-name="Таблица16.A2">
            <text:p text:style-name="P28">Номера листов (страниц)</text:p>
          </table:table-cell>
          <table:covered-table-cell/>
          <table:covered-table-cell/>
          <table:covered-table-cell/>
          <table:table-cell office:value-type="string" table:number-rows-spanned="2" table:style-name="Таблица16.A2">
            <text:p text:style-name="P28">Всего</text:p>
            <text:p text:style-name="P27">листов</text:p>
            <text:p text:style-name="P45">(страниц)</text:p>
            <text:p text:style-name="P27">в докум.</text:p>
          </table:table-cell>
          <table:table-cell office:value-type="string" table:number-rows-spanned="2" table:style-name="Таблица16.A2">
            <text:p text:style-name="P28">Номер</text:p>
            <text:p text:style-name="P27">документа</text:p>
          </table:table-cell>
          <table:table-cell office:value-type="string" table:number-rows-spanned="2" table:style-name="Таблица16.A2">
            <text:p text:style-name="P28">Входяший</text:p>
            <text:p text:style-name="P27">номер</text:p>
            <text:p text:style-name="P27">сопровод.</text:p>
            <text:p text:style-name="P27">докум.</text:p>
            <text:p text:style-name="P27">и дата</text:p>
          </table:table-cell>
          <table:table-cell office:value-type="string" table:number-rows-spanned="2" table:style-name="Таблица16.A2">
            <text:p text:style-name="P28"/>
            <text:p text:style-name="P27">Подпись</text:p>
          </table:table-cell>
          <table:table-cell office:value-type="string" table:number-rows-spanned="2" table:style-name="Таблица16.A1">
            <text:p text:style-name="P28"/>
            <text:p text:style-name="P27">Дата</text:p>
          </table:table-cell>
        </table:table-row>
        <table:table-row table:style-name="Таблица16.1">
          <table:covered-table-cell/>
          <table:table-cell office:value-type="string" table:style-name="Таблица16.B3">
            <text:p text:style-name="P47">изменен-ных</text:p>
          </table:table-cell>
          <table:table-cell office:value-type="string" table:style-name="Таблица16.B3">
            <text:p text:style-name="P64">заме-ненных</text:p>
          </table:table-cell>
          <table:table-cell office:value-type="string" table:style-name="Таблица16.B3">
            <text:p text:style-name="P48">новых</text:p>
          </table:table-cell>
          <table:table-cell office:value-type="string" table:style-name="Таблица16.B3">
            <text:p text:style-name="P28">аннули-</text:p>
            <text:p text:style-name="P27">рован-</text:p>
            <text:p text:style-name="P27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office:value-type="string" table:style-name="Таблица16.B3">
            <text:p text:style-name="P18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3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B3">
            <text:p text:style-name="P21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B3">
            <text:p text:style-name="P17"/>
          </table:table-cell>
          <table:table-cell office:value-type="string" table:style-name="Таблица16.J4">
            <text:p text:style-name="P17"/>
          </table:table-cell>
        </table:table-row>
        <table:table-row table:style-name="Таблица16.4">
          <table:table-cell office:value-type="string" table:style-name="Таблица16.A27">
            <text:p text:style-name="P21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A27">
            <text:p text:style-name="P17"/>
          </table:table-cell>
          <table:table-cell office:value-type="string" table:style-name="Таблица16.J27">
            <text:p text:style-name="P17"/>
          </table:table-cell>
        </table:table-row>
      </table:table>
      <text:p text:style-name="Standard"/>
      <text:p text:style-name="P3"/>
      <text:h text:outline-level="5"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8" style:family="table" style:master-page-name="First_20_Page">
      <style:table-properties style:width="10.564cm" fo:margin-left="7.431cm" fo:margin-right="-0.744cm" style:page-number="0" table:align="margins" style:writing-mode="lr-tb"/>
    </style:style>
    <style:style style:name="Таблица18.A" style:family="table-column">
      <style:table-column-properties style:column-width="10.564cm" style:rel-column-width="65535*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3">
      <style:paragraph-properties fo:text-align="center" style:justify-single-word="false" style:snap-to-layout-grid="false"/>
    </style:style>
    <style:style style:name="MP4" style:family="paragraph" style:parent-style-name="Heading_20_3">
      <style:paragraph-properties fo:text-align="end" style:justify-single-word="false" style:snap-to-layout-grid="false"/>
    </style:style>
    <style:style style:name="MP5" style:family="paragraph" style:parent-style-name="Heading_20_2">
      <style:paragraph-properties fo:text-align="end" style:justify-single-word="false" style:snap-to-layout-grid="false"/>
    </style:style>
    <style:style style:name="MP6" style:family="paragraph" style:parent-style-name="Footer">
      <style:paragraph-properties fo:break-before="pag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5"><draw:text-box fo:min-height="0.37cm"><text:p text:style-name="Header"><text:span text:style-name="Page_20_Number"><text:span text:style-name="MT1"><text:page-number text:select-page="current">8</text:page-number></text:span></text:span></text:p></draw:text-box></draw:frame></text:p>
        <text:p text:style-name="MP2"><text:span text:style-name="MT1">СИЯМ.</text:span><text:span text:style-name="MT2">00372-01 96 05</text:span></text:p>
      </style:header>
    </style:master-page>
    <style:master-page style:name="First_20_Page" style:display-name="First Page" style:page-layout-name="Mpm2" style:next-style-name="Standard">
      <style:header>
        <table:table table:name="Таблица18" table:style-name="Таблица18">
          <table:table-column table:style-name="Таблица18.A"/>
          <table:table-row table:style-name="Таблица18.1">
            <table:table-cell table:style-name="Таблица18.A1" office:value-type="string">
              <text:h text:style-name="MP3" text:outline-level="3">УТВЕРЖДАЮ</text:h>
            </table:table-cell>
          </table:table-row>
          <table:table-row table:style-name="Таблица18.1">
            <table:table-cell table:style-name="Таблица18.A1" office:value-type="string">
              <text:h text:style-name="MP4" text:outline-level="3">Заместитель главного конструктора</text:h>
            </table:table-cell>
          </table:table-row>
          <table:table-row table:style-name="Таблица18.1">
            <table:table-cell table:style-name="Таблица18.A1" office:value-type="string">
              <text:h text:style-name="MP5" text:outline-level="2">Б.К. Петушков</text:h>
            </table:table-cell>
          </table:table-row>
        </table:table>
        <text:p text:style-name="Standard"/>
        <text:p text:style-name="Standard"/>
        <text:p text:style-name="Standard"/>
        <text:p text:style-name="Standard"/>
      </style:header>
      <style:footer>
        <text:p text:style-name="Footer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6-22T16:28:46.28</dc:date>
    <meta:print-date>2011-04-12T09:52:00</meta:print-date>
    <meta:editing-cycles>10</meta:editing-cycles>
    <meta:editing-duration>PT00H20M47S</meta:editing-duration>
    <meta:generator>OpenOffice.org/3.2$Win32 OpenOffice.org_project/320m18$Build-9502</meta:generator>
    <meta:document-statistic meta:table-count="7" meta:image-count="1" meta:object-count="5" meta:page-count="8" meta:paragraph-count="117" meta:word-count="630" meta:character-count="4650"/>
  </office:meta>
</office:document-meta>
</file>